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office:value-type="string" calcext:value-type="string">
            <text:p>4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6.3875</text:p>
          </table:table-cell>
          <table:table-cell table:number-columns-repeated="2"/>
          <table:table-cell office:value-type="string" calcext:value-type="string">
            <text:p>1277.5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150=</text:p>
          </table:table-cell>
          <table:table-cell table:style-name="Default" office:value-type="string" calcext:value-type="string">
            <text:p>6.403|</text:p>
          </table:table-cell>
          <table:table-cell table:style-name="Default" table:number-columns-repeated="2"/>
          <table:table-cell table:style-name="Default" office:value-type="string" calcext:value-type="string">
            <text:p>960.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100=</text:p>
          </table:table-cell>
          <table:table-cell table:style-name="Default"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81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.00.0000</text:date>, <text:time style:data-style-name="N2" text:time-value="15:50:34.5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31T16:12:49.409000000</dc:date>
    <meta:editing-duration>P3DT15H10M40S</meta:editing-duration>
    <meta:editing-cycles>1478</meta:editing-cycles>
    <meta:document-statistic meta:table-count="3" meta:cell-count="8555" meta:object-count="0"/>
  </office:meta>
</office:document-meta>
</file>